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4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)" office:value-type="float" office:value="61900" calcext:value-type="float">
            <text:p>619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G3];[.G31])" office:value-type="float" office:value="43600" calcext:value-type="float">
            <text:p>436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18300" calcext:value-type="float">
            <text:p>183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2400" calcext:value-type="float">
            <text:p>2400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/>
          <table:table-cell office:value-type="float" office:value="38000" calcext:value-type="float">
            <text:p>38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/>
          <table:table-cell office:value-type="string" calcext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office:value-type="float" office:value="12400" calcext:value-type="float">
            <text:p>124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9" office:value-type="float" office:value="41900" calcext:value-type="float">
            <text:p>41900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table:number-columns-repeated="4"/>
          <table:table-cell table:style-name="ce15" table:formula="of:=SUM([.B31:.F31])" office:value-type="float" office:value="7400" calcext:value-type="float">
            <text:p>7400</text:p>
          </table:table-cell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 calcext:value-type="float">
            <text:p>389.47368421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-Arman</text:p>
          </table:table-cell>
          <table:table-cell/>
          <table:table-cell table:formula="of:=SUM([.B56];[.C56];[.F56])" office:value-type="float" office:value="389.473684210526" calcext:value-type="float">
            <text:p>389.4736842105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389.473684210526" calcext:value-type="float">
            <text:p>389.4736842105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table:number-columns-repeated="2"/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table:number-columns-repeated="3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6:.F56])" office:value-type="float" office:value="389.473684210526" calcext:value-type="float">
            <text:p>389.473684210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5"/>
          <table:table-cell table:formula="of:=SUM([.B56:.F56])" office:value-type="float" office:value="389.473684210526" calcext:value-type="float">
            <text:p>389.4736842105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table:number-columns-repeated="5"/>
          <table:table-cell table:formula="of:=SUM([.C56];[.F56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389.473684210526" calcext:value-type="float">
            <text:p>389.4736842105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389.473684210526" calcext:value-type="float">
            <text:p>389.4736842105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389.473684210526" calcext:value-type="float">
            <text:p>389.4736842105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)" office:value-type="float" office:value="389.473684210526" calcext:value-type="float">
            <text:p>389.473684210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89.473684210526" calcext:value-type="float">
            <text:p>389.4736842105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D56];[.E56];[.F56])" office:value-type="float" office:value="389.473684210526" calcext:value-type="float">
            <text:p>389.4736842105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9" office:value-type="float" office:value="389.473684210526" calcext:value-type="float">
            <text:p>389.4736842105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19" office:value-type="float" office:value="0" calcext:value-type="float">
            <text:p>0</text:p>
          </table:table-cell>
          <table:table-cell table:formula="of:=[.E31]/17" office:value-type="float" office:value="0" calcext:value-type="float">
            <text:p>0</text:p>
          </table:table-cell>
          <table:table-cell table:formula="of:=[.F31]/19" office:value-type="float" office:value="0" calcext:value-type="float">
            <text:p>0</text:p>
          </table:table-cell>
          <table:table-cell/>
          <table:table-cell table:style-name="ce15" table:formula="of:=SUM([.H31:.H55])" office:value-type="float" office:value="7400" calcext:value-type="float">
            <text:p>74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23:14:35.047184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1T23:17:40.145943335</dc:date>
    <meta:editing-duration>P6DT4H1M24S</meta:editing-duration>
    <meta:editing-cycles>2219</meta:editing-cycles>
    <meta:generator>LibreOffice/4.2.6.3$Linux_X86_64 LibreOffice_project/420m0$Build-3</meta:generator>
    <meta:document-statistic meta:table-count="13" meta:cell-count="5432" meta:object-count="0"/>
  </office:meta>
</office:document-meta>
</file>